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8" draw:style-name="gr1" draw:text-style-name="P10" svg:width="0.447cm" svg:height="0.399cm" draw:control="control27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7" draw:style-name="gr1" draw:text-style-name="P10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6" draw:style-name="gr1" draw:text-style-name="P10" svg:width="0.447cm" svg:height="0.399cm" draw:control="control25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5" draw:style-name="gr1" draw:text-style-name="P10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8" draw:style-name="gr1" draw:text-style-name="P10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templateListDerogations(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5" draw:style-name="gr1" draw:text-style-name="P10" svg:width="0.447cm" svg:height="0.399cm" draw:control="control34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7" draw:style-name="gr1" draw:text-style-name="P10" svg:width="0.447cm" svg:height="0.399cm" draw:control="control36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6" draw:style-name="gr1" draw:text-style-name="P10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))</text:span></text:p></office:annotation><office:annotation><dc:creator>sde </dc:creator><dc:date>2011-08-04T11:46:30</dc:date><text:p text:style-name="P8"><text:span text:style-name="T12">do text if part[0][0]==self.getRoadType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1:59:21</dc:date><text:p text:style-name="P8"><text:span text:style-name="T13">do text if part[0][0]!=self.getRoadType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==self.getRoadType()</text:span></text:p></office:annotation><draw:control text:anchor-type="as-char" draw:z-index="10" draw:style-name="gr1" draw:text-style-name="P10" svg:width="0.447cm" svg:height="0.399cm" draw:control="control9"/></text:p>
                  <text:p text:style-name="P2"><office:annotation><dc:creator>sde </dc:creator><dc:date>2011-08-04T11:58:11</dc:date><text:p text:style-name="P8"><text:span text:style-name="T13">do text if len(part) &gt; 1 and part[1][0]!=self.getRoadType()</text:span></text:p></office:annotation><draw:control text:anchor-type="as-char" draw:z-index="11" draw:style-name="gr1" draw:text-style-name="P10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abr in self.templateAllOpinions()</text:span></text:p></office:annotation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abr in self.getFolderZone()</text:span></text:p></office:annotation><draw:control text:anchor-type="as-char" draw:z-index="33" draw:style-name="gr1" draw:text-style-name="P10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9" draw:style-name="gr1" draw:text-style-name="P10" svg:width="0.447cm" svg:height="0.399cm" draw:control="control28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1-30T10:38:14</dc:date>
    <dc:creator>sde </dc:creator>
    <meta:editing-duration>P1DT21H54M30S</meta:editing-duration>
    <meta:editing-cycles>406</meta:editing-cycles>
    <meta:generator>LibreOffice/3.4$Unix LibreOffice_project/340m1$Build-402</meta:generator>
    <meta:document-statistic meta:table-count="14" meta:image-count="0" meta:object-count="0" meta:page-count="2" meta:paragraph-count="108" meta:word-count="300" meta:character-count="2138" meta:non-whitespace-character-count="1913"/>
  </office:meta>
</office:document-meta>
</file>